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6000002807C3EE634DA78A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cm" svg:stroke-color="#ff0000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S Architecture Status: <text:line-break/>no change since April</text:p>
          </draw:text-box>
        </draw:frame>
        <draw:frame draw:style-name="gr1" draw:text-style-name="P1" draw:layer="layout" svg:width="18.605cm" svg:height="14.773cm" svg:x="1.8cm" svg:y="4.827cm">
          <draw:image xlink:href="Pictures/1000020100000326000002807C3EE634DA78A834.png" xlink:type="simple" xlink:show="embed" xlink:actuate="onLoad" loext:mime-type="image/png">
            <text:p/>
          </draw:image>
        </draw:frame>
        <draw:line draw:style-name="gr2" draw:text-style-name="P2" draw:layer="layout" svg:x1="7.2cm" svg:y1="11.4cm" svg:x2="10.6cm" svg:y2="11.4cm">
          <text:p/>
        </draw:line>
        <draw:line draw:style-name="gr2" draw:text-style-name="P2" draw:layer="layout" svg:x1="7.4cm" svg:y1="15.2cm" svg:x2="18.6cm" svg:y2="15.2cm">
          <text:p/>
        </draw:line>
        <draw:line draw:style-name="gr2" draw:text-style-name="P2" draw:layer="layout" svg:x1="7.2cm" svg:y1="19cm" svg:x2="10.6cm" svg:y2="19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>
          <draw:text-box>
            <text:p>Questions</text:p>
            <text:p>Discussi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1-11-03T18:14:21.743657515</dc:date>
    <dc:creator>Michael Richardson</dc:creator>
    <meta:editing-duration>PT4H36M13S</meta:editing-duration>
    <meta:editing-cycles>18</meta:editing-cycles>
    <meta:generator>LibreOffice/6.1.5.2$Linux_X86_64 LibreOffice_project/10$Build-2</meta:generator>
    <meta:document-statistic meta:object-count="31"/>
  </office:meta>
</office:document-meta>
</file>